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1" svg:font-family="'Liberation Mono', Consolas, Monaco, 'Lucida Console', monospace"/>
    <style:font-face style:name="apple-system" svg:font-family="apple-system, BlinkMacSystemFont, Roboto, 'Segoe UI', 'Helvetica Neue', 'Lucida Grande'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orphans="3" fo:widows="3"/>
    </style:style>
    <style:style style:name="P2" style:family="paragraph" style:parent-style-name="Text_20_body" style:list-style-name="L2">
      <style:paragraph-properties fo:orphans="3" fo:widows="3"/>
    </style:style>
    <style:style style:name="P3" style:family="paragraph" style:parent-style-name="Text_20_body" style:list-style-name="L4">
      <style:paragraph-properties fo:orphans="3" fo:widows="3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3" fo:widows="3" fo:text-indent="0cm" style:auto-text-indent="false"/>
    </style:style>
    <style:style style:name="P5" style:family="paragraph" style:parent-style-name="Text_20_body" style:list-style-name="L3">
      <style:paragraph-properties fo:margin-left="0cm" fo:margin-right="0cm" fo:margin-top="0cm" fo:margin-bottom="0cm" loext:contextual-spacing="false" fo:orphans="3" fo:widows="3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margin-top="0cm" fo:margin-bottom="0cm" loext:contextual-spacing="false" fo:orphans="3" fo:widows="3" fo:text-indent="0cm" style:auto-text-indent="false"/>
    </style:style>
    <style:style style:name="P7" style:family="paragraph" style:parent-style-name="Text_20_body" style:list-style-name="L1">
      <style:paragraph-properties fo:margin-top="0cm" fo:margin-bottom="0cm" loext:contextual-spacing="false" fo:orphans="3" fo:widows="3"/>
    </style:style>
    <style:style style:name="P8" style:family="paragraph" style:parent-style-name="Text_20_body" style:list-style-name="L2">
      <style:paragraph-properties fo:margin-top="0cm" fo:margin-bottom="0cm" loext:contextual-spacing="false" fo:orphans="3" fo:widows="3"/>
    </style:style>
    <style:style style:name="P9" style:family="paragraph" style:parent-style-name="Text_20_body" style:list-style-name="L3">
      <style:paragraph-properties fo:margin-top="0cm" fo:margin-bottom="0cm" loext:contextual-spacing="false" fo:orphans="3" fo:widows="3"/>
    </style:style>
    <style:style style:name="P10" style:family="paragraph" style:parent-style-name="Text_20_body" style:list-style-name="L4">
      <style:paragraph-properties fo:margin-top="0cm" fo:margin-bottom="0cm" loext:contextual-spacing="false" fo:orphans="3" fo:widows="3"/>
    </style:style>
    <style:style style:name="P11" style:family="paragraph" style:parent-style-name="Text_20_body" style:list-style-name="L5">
      <style:paragraph-properties fo:margin-top="0cm" fo:margin-bottom="0cm" loext:contextual-spacing="false" fo:orphans="3" fo:widows="3"/>
    </style:style>
    <style:style style:name="P12" style:family="paragraph" style:parent-style-name="Heading_20_3">
      <style:paragraph-properties fo:margin-left="0cm" fo:margin-right="0cm" fo:line-height="120%" fo:text-indent="0cm" style:auto-text-indent="false"/>
      <style:text-properties style:font-name="apple-system" fo:font-weight="bold"/>
    </style:style>
    <style:style style:name="P13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apple-system" fo:font-weight="bold"/>
    </style:style>
    <style:style style:name="P14" style:family="paragraph" style:parent-style-name="Preformatted_20_Text">
      <loext:graphic-properties draw:fill="solid" draw:fill-color="#fcfce0" draw:opacity="100%"/>
      <style:paragraph-properties fo:margin-left="0cm" fo:margin-right="0cm" fo:margin-top="0cm" fo:margin-bottom="0cm" loext:contextual-spacing="false" fo:line-height="180%" fo:orphans="3" fo:widows="3" fo:text-indent="0cm" style:auto-text-indent="false" fo:background-color="#fcfce0"/>
    </style:style>
    <style:style style:name="P15" style:family="paragraph" style:parent-style-name="Preformatted_20_Text" style:list-style-name="L3">
      <loext:graphic-properties draw:fill="solid" draw:fill-color="#fcfce0" draw:opacity="100%"/>
      <style:paragraph-properties fo:margin-left="0cm" fo:margin-right="0cm" fo:margin-top="0cm" fo:margin-bottom="0cm" loext:contextual-spacing="false" fo:line-height="180%" fo:orphans="3" fo:widows="3" fo:text-indent="0cm" style:auto-text-indent="false" fo:background-color="#fcfce0"/>
    </style:style>
    <style:style style:name="P16" style:family="paragraph" style:parent-style-name="Preformatted_20_Text" style:list-style-name="L5">
      <loext:graphic-properties draw:fill="solid" draw:fill-color="#fcfce0" draw:opacity="100%"/>
      <style:paragraph-properties fo:margin-left="0cm" fo:margin-right="0cm" fo:margin-top="0cm" fo:margin-bottom="0cm" loext:contextual-spacing="false" fo:line-height="180%" fo:orphans="3" fo:widows="3" fo:text-indent="0cm" style:auto-text-indent="false" fo:background-color="#fcfce0"/>
    </style:style>
    <style:style style:name="P17" style:family="paragraph" style:parent-style-name="Preformatted_20_Text">
      <loext:graphic-properties draw:fill="solid" draw:fill-color="#fcfce0" draw:opacity="100%"/>
      <style:paragraph-properties fo:margin-top="0cm" fo:margin-bottom="0cm" loext:contextual-spacing="false" fo:line-height="180%" fo:orphans="3" fo:widows="3" fo:background-color="#fcfce0"/>
    </style:style>
    <style:style style:name="P18" style:family="paragraph" style:parent-style-name="Preformatted_20_Text" style:list-style-name="L3">
      <loext:graphic-properties draw:fill="solid" draw:fill-color="#fcfce0" draw:opacity="100%"/>
      <style:paragraph-properties fo:margin-top="0cm" fo:margin-bottom="0cm" loext:contextual-spacing="false" fo:line-height="180%" fo:orphans="3" fo:widows="3" fo:background-color="#fcfce0"/>
    </style:style>
    <style:style style:name="T1" style:family="text">
      <style:text-properties style:font-name="Liberation Mono1" fo:background-color="#fafafa" loext:char-shading-value="0"/>
    </style:style>
    <style:style style:name="T2" style:family="text">
      <style:text-properties fo:color="#101010" style:font-name="Liberation Mono1" fo:background-color="#f6f8fa" loext:char-shading-value="0"/>
    </style:style>
    <style:style style:name="T3" style:family="text">
      <style:text-properties fo:color="#101010" fo:background-color="#f6f8fa" loext:char-shading-value="0"/>
    </style:style>
    <style:style style:name="T4" style:family="text">
      <style:text-properties fo:color="#4d96eb"/>
    </style:style>
    <style:style style:name="T5" style:family="text">
      <style:text-properties fo:color="#1faaaa" style:font-name="Liberation Mono1" fo:background-color="#f6f8fa" loext:char-shading-value="0"/>
    </style:style>
    <style:style style:name="T6" style:family="text">
      <style:text-properties fo:color="#aba800" style:font-name="Liberation Mono1" fo:background-color="#f6f8fa" loext:char-shading-value="0"/>
    </style:style>
    <style:style style:name="T7" style:family="text">
      <style:text-properties fo:color="#00c918" style:font-name="Liberation Mono1" fo:background-color="#f6f8fa" loext:char-shading-value="0"/>
    </style:style>
    <style:style style:name="T8" style:family="text">
      <style:text-properties fo:color="#ff0086" style:font-name="Liberation Mono1" fo:background-color="#f6f8fa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 text:name="page-title"/>Entrega 3: Ejercicios diccionarios, ficheros, …</text:h>
      <text:h text:style-name="P12" text:outline-level="3"><text:bookmark text:name="ejercicio-1"/>Ejercicio 1</text:h>
      <text:p text:style-name="P4">El Código Cuenta Cliente (CCC) es el código que identifica en España las cuentas corrientes de los clientes de bancos. El CCC tiene 20 dígitos en formato AAA-BBBB-CC- DDDDDDDDDD.</text:p>
      <text:list xml:id="list635095022" text:style-name="L1">
        <text:list-item>
          <text:p text:style-name="P7">AAAA son cuatro dígitos que identifican la entidad bancaria.</text:p>
        </text:list-item>
        <text:list-item>
          <text:p text:style-name="P7">BBBB son cuatro dígitos que identifican la oficina.</text:p>
        </text:list-item>
        <text:list-item>
          <text:p text:style-name="P7">CC se denomina dígito de control (DC).</text:p>
        </text:list-item>
        <text:list-item>
          <text:p text:style-name="P1">DDDDDDDDDD son 10 dígitos de la cuenta del cliente en el banco.</text:p>
        </text:list-item>
      </text:list>
      <text:p text:style-name="P4">Según la Wikipedia: Los dígitos situados en las posiciones novena y décima se generan a partir de los demás dígitos del CCC, permitiendo comprobar la validez del mismo y reducir la posibilidad de errores de manipulación. El primero de ellos valida conjuntamente los códigos de entidad y de oficina; el segundo, valida el número de cuenta. Cada uno de los dígitos del DC se calcula utilizando el mismo algoritmo, para lo que se complementa con dos ceros a la izquierda la entidad y oficina.</text:p>
      <text:p text:style-name="P4">La siguiente función en Python calcula el DC correspondiente para una lista de 10 número enteros:</text:p>
      <text:p text:style-name="P14"><text:span text:style-name="Source_20_Text"><text:span text:style-name="T2">def calcula_dc(lista):</text:span></text:span></text:p>
      <text:p text:style-name="P17"><text:span text:style-name="Source_20_Text"><text:span text:style-name="T2">"""Calcula el dígito de control de una CCC.</text:span></text:span></text:p>
      <text:p text:style-name="P17"><text:span text:style-name="Source_20_Text"><text:span text:style-name="T2">Recibe una lista con 10 numeros enteros y devuelve el DC</text:span></text:span></text:p>
      <text:p text:style-name="P17"><text:span text:style-name="Source_20_Text"><text:span text:style-name="T2">correspondiente"""</text:span></text:span></text:p>
      <text:p text:style-name="P17"><text:span text:style-name="Source_20_Text"><text:span text:style-name="T2">pesos = [1, 2, 4, 8, 5, 10, 9, 7, 3, 6]</text:span></text:span></text:p>
      <text:p text:style-name="P17"><text:span text:style-name="Source_20_Text"><text:span text:style-name="T2">aux = []</text:span></text:span></text:p>
      <text:p text:style-name="P17"><text:span text:style-name="Source_20_Text"><text:span text:style-name="T2">for i in range(10):</text:span></text:span></text:p>
      <text:p text:style-name="P17"><text:span text:style-name="Source_20_Text"><text:span text:style-name="T3"><text:s text:c="8"/></text:span></text:span><text:span text:style-name="Source_20_Text"><text:span text:style-name="T2">aux.append(lista[i]*pesos[i])</text:span></text:span></text:p>
      <text:p text:style-name="P17"><text:span text:style-name="Source_20_Text"><text:span text:style-name="T2">resto = 11 - sum(aux) %11</text:span></text:span></text:p>
      <text:p text:style-name="P17"><text:span text:style-name="Source_20_Text"><text:span text:style-name="T2">if resto == 10:</text:span></text:span></text:p>
      <text:p text:style-name="P17"><text:span text:style-name="Source_20_Text"><text:span text:style-name="T3"><text:s text:c="8"/></text:span></text:span><text:span text:style-name="Source_20_Text"><text:span text:style-name="T2">return 1</text:span></text:span></text:p>
      <text:p text:style-name="P17"><text:span text:style-name="Source_20_Text"><text:span text:style-name="T2">elif resto == 11:</text:span></text:span></text:p>
      <text:p text:style-name="P17"><text:span text:style-name="Source_20_Text"><text:span text:style-name="T3"><text:s text:c="8"/></text:span></text:span><text:span text:style-name="Source_20_Text"><text:span text:style-name="T2">return 0</text:span></text:span></text:p>
      <text:p text:style-name="P17"><text:span text:style-name="Source_20_Text"><text:span text:style-name="T2">else:</text:span></text:span></text:p>
      <text:p text:style-name="P17"><text:span text:style-name="Source_20_Text"><text:span text:style-name="T3"><text:s text:c="8"/></text:span></text:span><text:span text:style-name="Source_20_Text"><text:span text:style-name="T2">return resto</text:span></text:span></text:p>
      <text:p text:style-name="P4">Por ejemplo:</text:p>
      <text:p text:style-name="P14"><text:span text:style-name="Source_20_Text"><text:span text:style-name="T2">&gt;&gt;&gt; lista = [1, 6, 7, 0, 0, 0, 0, 3, 3, 2]</text:span></text:span></text:p>
      <text:p text:style-name="P17"><text:span text:style-name="Source_20_Text"><text:span text:style-name="T2">&gt;&gt;&gt; calcula_dc(lista)</text:span></text:span></text:p>
      <text:p text:style-name="P17"><text:span text:style-name="Source_20_Text"><text:span text:style-name="T2">5</text:span></text:span></text:p>
      <text:p text:style-name="P4">Escribe un programa que pida al usuario un CCC en el formato arriba indicado y compruebe su validez.</text:p>
      <text:p text:style-name="P4"><text:soft-page-break/>Mejora: Además de decirte si el número de cuenta es válido, te tiene que mostrar el nombre de la identidad bancaria que leerá del fichero <text:a xlink:type="simple" xlink:href="https://raw.githubusercontent.com/josedom24/lmgs_doc/master/unidades/u3/doc/bancos.txt" text:style-name="Internet_20_link" text:visited-style-name="Visited_20_Internet_20_Link"><text:span text:style-name="T4">bancos.txt</text:span></text:a>.</text:p>
      <text:h text:style-name="P12" text:outline-level="3"><text:bookmark text:name="ejercicio-2"/>Ejercicio 2</text:h>
      <text:p text:style-name="P4">Implementa un sistema completo de validación de usuarios en una máquina con Debian, que tiene las siguientes características:</text:p>
      <text:list xml:id="list3721880534" text:style-name="L2">
        <text:list-item>
          <text:p text:style-name="P8">El nombre de usuario y las contraseñas se almacenan en el fichero <text:span text:style-name="Source_20_Text"><text:span text:style-name="T1">/etc/shadow</text:span></text:span>, al que tiene acceso sólo el usuario root.</text:p>
        </text:list-item>
        <text:list-item>
          <text:p text:style-name="P2">Las contraseñas se almacenan como un hash AES512 con sal</text:p>
        </text:list-item>
      </text:list>
      <text:p text:style-name="P4">Ayuda:</text:p>
      <text:p text:style-name="P4">Supongamos que tenemos en nuestro sistema el usuario <text:span text:style-name="Source_20_Text"><text:span text:style-name="T1">prueba</text:span></text:span> con contraseña <text:span text:style-name="Source_20_Text"><text:span text:style-name="T1">asdasd</text:span></text:span>, una línea correspondiente a este usuario en el fichero <text:span text:style-name="Source_20_Text"><text:span text:style-name="T1">/etc/shadow</text:span></text:span> sería:</text:p>
      <text:p text:style-name="P14"><text:span text:style-name="Source_20_Text"><text:span text:style-name="T2">prueba:$6$/nNkCgcv$r.FooJSMDwP2gd4MAsoRTTLoOVpsIF2EyxW59ryWW7bpKUxulWX9CpEWknaDBzHWYJ2q9gqxEyfQl93u7okPa.:15059:0:99999:7::::</text:span></text:span></text:p>
      <text:list xml:id="list391134266" text:style-name="L3">
        <text:list-item>
          <text:p text:style-name="P9">La sal de una contraseña cifrada se indica en linux por los 12 primeros caracteres del hash de la contraseña, en el caso anterior la sal sería <text:span text:style-name="Strong_20_Emphasis">$6$/nNkCgcv$</text:span>.</text:p>
        </text:list-item>
        <text:list-item>
          <text:p text:style-name="P5">La función <text:span text:style-name="Source_20_Text"><text:span text:style-name="T1">crypt</text:span></text:span> del módulo <text:span text:style-name="Source_20_Text"><text:span text:style-name="T1">crypt</text:span></text:span> permite formar los hashes con sal utilizados por linux, de la siguiente manera:</text:p>
          <text:p text:style-name="P15"><text:span text:style-name="Source_20_Text"><text:span text:style-name="T3"><text:s text:c="2"/></text:span></text:span><text:span text:style-name="Source_20_Text"><text:span text:style-name="T5">&gt;&gt;&gt;</text:span></text:span><text:span text:style-name="Source_20_Text"><text:span text:style-name="T2"> </text:span></text:span><text:span text:style-name="Source_20_Text"><text:span text:style-name="T5">from</text:span></text:span><text:span text:style-name="Source_20_Text"><text:span text:style-name="T2"> </text:span></text:span><text:span text:style-name="Source_20_Text"><text:span text:style-name="T6">crypt</text:span></text:span><text:span text:style-name="Source_20_Text"><text:span text:style-name="T2"> </text:span></text:span><text:span text:style-name="Source_20_Text"><text:span text:style-name="T5">import</text:span></text:span><text:span text:style-name="Source_20_Text"><text:span text:style-name="T2"> crypt</text:span></text:span></text:p>
          <text:p text:style-name="P18"><text:span text:style-name="Source_20_Text"><text:span text:style-name="T3"><text:s text:c="2"/></text:span></text:span><text:span text:style-name="Source_20_Text"><text:span text:style-name="T5">&gt;&gt;&gt;</text:span></text:span><text:span text:style-name="Source_20_Text"><text:span text:style-name="T2"> crypt(</text:span></text:span><text:span text:style-name="Source_20_Text"><text:span text:style-name="T7">'asdasd'</text:span></text:span><text:span text:style-name="Source_20_Text"><text:span text:style-name="T2">,</text:span></text:span><text:span text:style-name="Source_20_Text"><text:span text:style-name="T7">'$6$/nNkCgcv$'</text:span></text:span><text:span text:style-name="Source_20_Text"><text:span text:style-name="T2">)</text:span></text:span></text:p>
          <text:p text:style-name="P18"><text:span text:style-name="Source_20_Text"><text:span text:style-name="T3"><text:s text:c="2"/></text:span></text:span><text:span text:style-name="Source_20_Text"><text:span text:style-name="T7">'$6$/nNkCgcv$r.FooJSMDwP2gd4MAsoRTTLoOVpsIF2EyxW59ryWW7bpKUxul</text:span></text:span><text:span text:style-name="Source_20_Text"><text:span text:style-name="T8">\</text:span></text:span><text:span text:style-name="Source_20_Text"><text:span text:style-name="T7">WX9CpEWknaDBzHWYJ2q9gqxEyfQl93u7okPa.'</text:span></text:span></text:p>
        </text:list-item>
      </text:list>
      <text:p text:style-name="P4">donde <text:span text:style-name="Source_20_Text"><text:span text:style-name="T1">asdasd</text:span></text:span> es la contraseña en claro.</text:p>
      <text:p text:style-name="P4">Escribe un programa que lea un usuario y una contraseña, y te informe si el usuario es válido o no.</text:p>
      <text:h text:style-name="P12" text:outline-level="3"><text:bookmark text:name="ejercicio-3"/>Ejercicio 3</text:h>
      <text:p text:style-name="P4">Utilizando el ejercicio anterior, crea una aplicación simple de craqueo de contraseñas utilizando los ficheros que puedes encontrar en el <text:a xlink:type="simple" xlink:href="https://github.com/danielmiessler/SecLists/tree/master/Passwords" text:style-name="Internet_20_link" text:visited-style-name="Visited_20_Internet_20_Link"><text:span text:style-name="T4">repositorio</text:span></text:a>.</text:p>
      <text:h text:style-name="P12" text:outline-level="3"><text:bookmark text:name="ejercicio-4"/>Ejercicio 4</text:h>
      <text:p text:style-name="P4">Utilizando el fichero <text:a xlink:type="simple" xlink:href="https://raw.githubusercontent.com/josedom24/lmgs_doc/master/unidades/u3/doc/notas.csv" text:style-name="Internet_20_link" text:visited-style-name="Visited_20_Internet_20_Link"><text:span text:style-name="T4">notas.csv</text:span></text:a>, realiza un programa en python que lea los datos de ese fichero y construya la siguiente estructura:</text:p>
      <text:p text:style-name="P14"><text:span text:style-name="Source_20_Text"><text:span text:style-name="T2">alumnos = [ {"nombre":"Daniel", "apellidos":"Fustero López", "curso": "1A","notas":{"FH":3,"LM":4,"ISO":5,"FOL":6,"PAR":7,"SGBG":6}},</text:span></text:span></text:p>
      <text:p text:style-name="P17"><text:span text:style-name="Source_20_Text"><text:span text:style-name="T3"><text:s text:c="12"/></text:span></text:span><text:span text:style-name="Source_20_Text"><text:span text:style-name="T2">{"nombre":"Rafaela", ... },...]</text:span></text:span></text:p>
      <text:p text:style-name="P4">Crea un programa que muestre un menú y puedas elegir una de estas opciones:</text:p>
      <text:list xml:id="list162138562" text:style-name="L4">
        <text:list-item>
          <text:p text:style-name="P10">Muestra el listado de los alumnos con la nota media que han sacado. Utiliza una función para realizar el cálculo de la nota media.</text:p>
        </text:list-item>
        <text:list-item>
          <text:p text:style-name="P10">Pide un curso y una asignatura y muestre una lista de los alumnos de ese curso con las notas en esa asignatura.</text:p>
        </text:list-item>
        <text:list-item>
          <text:p text:style-name="P10"><text:soft-page-break/>Pide un curso y muestre el porcentaje de aprobados por cada asignatura.</text:p>
        </text:list-item>
        <text:list-item>
          <text:p text:style-name="P3">Pide un curso, y crea un fichero <text:span text:style-name="Emphasis">nombredelcurso</text:span>.txt con los alumnos y la nota media.</text:p>
        </text:list-item>
      </text:list>
      <text:h text:style-name="P12" text:outline-level="3"><text:bookmark text:name="ejercicio-5"/>Ejercicio 5</text:h>
      <text:p text:style-name="P4">Descarga el fichero <text:a xlink:type="simple" xlink:href="https://raw.githubusercontent.com/josedom24/lmgs_doc/master/unidades/u3/doc/zips.json" text:style-name="Internet_20_link" text:visited-style-name="Visited_20_Internet_20_Link"><text:span text:style-name="T4">zips.json</text:span></text:a> del sitio de mongodb. Se trata de un listado de los códigos postales de EEUU en formato JSON (lo que Python denomina diccionarios y listas). Realiza los siguientes ejercicios</text:p>
      <text:list xml:id="list3689403938" text:style-name="L5">
        <text:list-item>
          <text:p text:style-name="P11">Cuenta el número de códigos postales que aparecen</text:p>
        </text:list-item>
        <text:list-item>
          <text:p text:style-name="P11">Cuenta el número de códigos postales de cada estado</text:p>
        </text:list-item>
        <text:list-item>
          <text:p text:style-name="P6">Obtén la URL del mapa de OpenStreetMap de la ciudad de “Akaska” en el estado de Dakota del Sur (SD). Nota: Las coordenadas que aparecen en el fichero zips.json vienen en formato [longitud,latitud] y la url genérica que utiliza OpenStreetMap es:</text:p>
          <text:p text:style-name="P16"><text:span text:style-name="Source_20_Text"><text:span text:style-name="T3"><text:s text:c="2"/></text:span></text:span><text:span text:style-name="Source_20_Text"><text:span text:style-name="T2">http://www.openstreetmap.org/#map=zoom/latitud/longitud</text:span></text:span></text:p>
        </text:list-item>
      </text:list>
      <text:p text:style-name="P4">Por ejemplo:</text:p>
      <text:p text:style-name="P4"><text:a xlink:type="simple" xlink:href="http://www.openstreetmap.org/#map=19/37.27058/-5.91958" text:style-name="Internet_20_link" text:visited-style-name="Visited_20_Internet_20_Link"><text:span text:style-name="T4">http://www.openstreetmap.org/#map=19/37.27058/-5.91958</text:span></text:a> para ver con un zoom de nivel 19 la ubicación con latitud 37.27058 y longitud -5.91958</text:p>
      <text:p text:style-name="P4">Modifica el programa anterior para que ahora se pida por teclado la ciudad y el estado que se quiere localizar en OpenStreetMap. El programa te pide una ciudad, si existe te devuelve la URL.</text:p>
      <text:h text:style-name="P12" text:outline-level="3"><text:bookmark text:name="ejercicio-6"/>Ejercicio 6</text:h>
      <text:p text:style-name="P4"><text:a xlink:type="simple" xlink:href="https://es.wikipedia.org/wiki/Web_scraping" text:style-name="Internet_20_link" text:visited-style-name="Visited_20_Internet_20_Link"><text:span text:style-name="T4">Web scraping</text:span></text:a> es una técnica utilizada mediante programas de software para extraer información de sitios web. Por ejemplo, con el siguiente código podemos leer el HTML de una página web.</text:p>
      <text:p text:style-name="P14"><text:span text:style-name="Source_20_Text"><text:span text:style-name="T2">from urllib.request import urlopen</text:span></text:span></text:p>
      <text:p text:style-name="P17"><text:span text:style-name="Source_20_Text"><text:span text:style-name="T2">response = urlopen('http://tiempoytemperatura.es/espana/sevilla/dos-hermanas.html')</text:span></text:span></text:p>
      <text:p text:style-name="P17"><text:span text:style-name="Source_20_Text"><text:span text:style-name="T2">lineas=response.readlines()</text:span></text:span></text:p>
      <text:p text:style-name="P4">En el ejemplo anterior, la página nos da información meteorológica de Dos Hermanas. Haz un programa que te muestre la temperatura, presión y humedad actual de Dos Hermanas.</text:p>
      <text:h text:style-name="P12" text:outline-level="3"><text:bookmark text:name="ejercicio-7"/>Ejercicio 7</text:h>
      <text:p text:style-name="P4">Realizar una aplicación que recoja por teclado la cantidad total a pagar y la cantidad que se ha entregado. La aplicación debe calcular el cambio correspondiente con el menor número de monedas y/o billetes posibles.</text:p>
      <text:p text:style-name="P14"><text:span text:style-name="Source_20_Text"><text:span text:style-name="T2">Por ejemplo:</text:span></text:span></text:p>
      <text:p text:style-name="P17"/>
      <text:p text:style-name="P17"><text:span text:style-name="Source_20_Text"><text:span text:style-name="T3"><text:s text:c="8"/></text:span></text:span><text:span text:style-name="Source_20_Text"><text:span text:style-name="T2">Cantidad total: 7,17 €</text:span></text:span></text:p>
      <text:p text:style-name="P17"><text:span text:style-name="Source_20_Text"><text:span text:style-name="T3"><text:s text:c="8"/></text:span></text:span><text:span text:style-name="Source_20_Text"><text:span text:style-name="T2">Cantidad entregada: 100 €</text:span></text:span></text:p>
      <text:p text:style-name="P17"><text:span text:style-name="Source_20_Text"><text:span text:style-name="T3"><text:s text:c="8"/></text:span></text:span><text:span text:style-name="Source_20_Text"><text:span text:style-name="T2">Cantidad a devolver: 92,83 €</text:span></text:span></text:p>
      <text:p text:style-name="P17"/>
      <text:p text:style-name="P17"><text:span text:style-name="Source_20_Text"><text:span text:style-name="T3"><text:s text:c="8"/></text:span></text:span><text:span text:style-name="Source_20_Text"><text:span text:style-name="T2">1 <text:s/>billete de 50 €</text:span></text:span></text:p>
      <text:p text:style-name="P17"><text:span text:style-name="Source_20_Text"><text:span text:style-name="T3"><text:s text:c="8"/></text:span></text:span><text:span text:style-name="Source_20_Text"><text:span text:style-name="T2">2 billete de 20 €</text:span></text:span></text:p>
      <text:p text:style-name="P17"><text:soft-page-break/><text:span text:style-name="Source_20_Text"><text:span text:style-name="T3"><text:s text:c="8"/></text:span></text:span><text:span text:style-name="Source_20_Text"><text:span text:style-name="T2">1 monedas de 2 €</text:span></text:span></text:p>
      <text:p text:style-name="P17"><text:span text:style-name="Source_20_Text"><text:span text:style-name="T3"><text:s text:c="8"/></text:span></text:span><text:span text:style-name="Source_20_Text"><text:span text:style-name="T2">1 monda de 50 c</text:span></text:span></text:p>
      <text:p text:style-name="P17"><text:span text:style-name="Source_20_Text"><text:span text:style-name="T3"><text:s text:c="8"/></text:span></text:span><text:span text:style-name="Source_20_Text"><text:span text:style-name="T2">1 moneda de 20 c</text:span></text:span></text:p>
      <text:p text:style-name="P17"><text:span text:style-name="Source_20_Text"><text:span text:style-name="T3"><text:s text:c="8"/></text:span></text:span><text:span text:style-name="Source_20_Text"><text:span text:style-name="T2">1 moneda de 10 c</text:span></text:span></text:p>
      <text:p text:style-name="P17"><text:span text:style-name="Source_20_Text"><text:span text:style-name="T3"><text:s text:c="8"/></text:span></text:span><text:span text:style-name="Source_20_Text"><text:span text:style-name="T2">1 moneda de 2 c</text:span></text:span></text:p>
      <text:p text:style-name="P17"><text:span text:style-name="Source_20_Text"><text:span text:style-name="T3"><text:s text:c="8"/></text:span></text:span><text:span text:style-name="Source_20_Text"><text:span text:style-name="T2">1 moneda 1 c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1" svg:font-family="'Liberation Mono', Consolas, Monaco, 'Lucida Console', monospace"/>
    <style:font-face style:name="apple-system" svg:font-family="apple-system, BlinkMacSystemFont, Roboto, 'Segoe UI', 'Helvetica Neue', 'Lucida Grande'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0:44:38.663000000</meta:creation-date>
    <dc:date>2019-01-17T00:47:28.073000000</dc:date>
    <meta:editing-duration>PT2M52S</meta:editing-duration>
    <meta:editing-cycles>1</meta:editing-cycles>
    <meta:document-statistic meta:table-count="0" meta:image-count="0" meta:object-count="0" meta:page-count="4" meta:paragraph-count="84" meta:word-count="925" meta:character-count="5856" meta:non-whitespace-character-count="4893"/>
    <meta:generator>LibreOffice/6.1.3.2$Windows_X86_64 LibreOffice_project/86daf60bf00efa86ad547e59e09d6bb77c699acb</meta:generator>
  </office:meta>
</office:document-meta>
</file>